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appedFaultException.WrappedFaultException( String message , Fault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dFaultException.WrappedFaultException( FaultException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dFaultException.WrappedFaul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